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Panique à la Rédac (consignes)</text:p>
      <text:p text:style-name="Subtitle">document pour le formateur, première partie</text:p>
      <text:p text:style-name="Author">Damien Belvèze</text:p>
      <text:p text:style-name="Date">05-07-2022</text:p>
      <text:p text:style-name="Text_20_body">porteuse du projet : chloe.duquesne@univ-lille.fr</text:p>
      <text:p text:style-name="Text_20_body">public : étudiants de Licence (niveau L3) modalité : serious game</text:p>
      <text:p text:style-name="Text_20_body">15 minutes d’introduction sur le jeu 45 minutes de recherche et de rédaction des informations 30 minutes de débriefing</text:p>
      <text:p text:style-name="Text_20_body">Dans cette version du jeu, on ne s’intéresse pas particulièrement aux concepts de charte éditoriale : les étudiants n’ont pas cela à gérer lorsqu’ils vont rédiger.</text:p>
      <text:h text:style-name="Heading_20_1" text:outline-level="1"><text:bookmark-start text:name="introduction"/>Introduction<text:bookmark-end text:name="introduction"/></text:h>
      <text:h text:style-name="Heading_20_2" text:outline-level="2"><text:bookmark-start text:name="objectifs"/>Objectifs<text:bookmark-end text:name="objectifs"/></text:h>
      <text:p text:style-name="First_20_paragraph">Présentation des objectifs: Il s’agit de réfléchir avec les étudiants sur les stratégies d’évaluation des informations sur le web :</text:p>
      <text:list text:style-name="L1">
        <text:list-item>
          <text:p text:style-name="P1">Quels critères de fiabilité peut-on employer pour juger une information ou une source ?</text:p>
        </text:list-item>
        <text:list-item>
          <text:p text:style-name="P1">Comment mettre en place une stratégie de vérification des informations ; quels outils et raisonnements utiliser ?</text:p>
        </text:list-item>
      </text:list>
      <text:h text:style-name="Heading_20_2" text:outline-level="2"><text:bookmark-start text:name="scénario"/>scénario<text:bookmark-end text:name="scénario"/></text:h>
      <text:p text:style-name="First_20_paragraph">Pendant le cours de la séance, les étudiants seront des journalistes présents lors d’une réunion de rédaction. Le journal a pour principe de prendre des sujets qui sont populaires sur les réseaux sociaux pour les vérifier et les contextualiser.</text:p>
      <text:p text:style-name="Text_20_body">Toute la nuit le <text:a xlink:type="simple" xlink:href="https://www.efj.fr/metier-du-journalisme/devenir-journaliste-desk" office:name=""><text:span text:style-name="Definition">journaliste desk</text:span></text:a> sélectionne dans la masse des infos qui passent sur le web, celles qui lui paraissent intéressantes et les vérifie pour les proposer aux journalistes du comité de rédaction. Cette nuit, il a été appelé à quitter le travail à cause d’une urgence (un feu s’est déclaré à son domicile, ses proches sont sains et saufs heureusement). Le travail de sélection de l’information a été fait, mais pas le travail de vérification. Ce sont donc les journalistes de rédaction qui vont devoir réaliser ce travail à sa place. La panique les gagne quand ils voient tout le travail de vérification qu’ils doivent réaliser avant le prochain bouclage : le maquettiste a besoin du contenu réalisé dans une heure. Dans un fichier numérique, le “desk” a laissé des captures d’écran, des extraits vidéos et quelques notes, tous ces éléments sont détaillés dans la partie “Matériel”.</text:p>
      <text:h text:style-name="Heading_20_2" text:outline-level="2"><text:bookmark-start text:name="consignes"/>consignes<text:bookmark-end text:name="consignes"/></text:h>
      <text:p text:style-name="First_20_paragraph">A partir du matériel mis à leur disposition (matériel en format numérique rassemblé sur une page web ou sur dans un dossier partagé), les étudiants vont devoir sélectionner l’information dont-ils ont besoin pour éditorialiser la première page d’un journal en ligne.</text:p>
      <text:p text:style-name="Text_20_body">Pour faciliter le travail, on peut demander aux étudiants :</text:p>
      <text:list text:style-name="L2">
        <text:list-item>
          <text:p text:style-name="P2">De vérifier l’information qui leur est soumise</text:p>
        </text:list-item>
        <text:list-item>
          <text:p text:style-name="P2">De prendre un document et d’en faire un résumé d’article (chapô), voir ci-dessous. Leur choix sera guidé par leur intérêt ou par le nombre d’informations qu’il pourront recueillir sur le document (au moins de quoi répondre aux questions Qui, Quand, Quoi, Où, Comment, Pourquoi, le “3QOCP”)</text:p>
        </text:list-item>
      </text:list>
      <text:h text:style-name="Heading_20_3" text:outline-level="3"><text:bookmark-start text:name="consignes-éditoriales"/>consignes éditoriales<text:bookmark-end text:name="consignes-éditoriales"/></text:h>
      <text:p text:style-name="First_20_paragraph">L’éditorialisation doit comprendre les éléments suivants :</text:p>
      <text:list text:style-name="L3">
        <text:list-item>
          <text:p text:style-name="P3">un titre (accrocheur si possible)</text:p>
        </text:list-item>
        <text:list-item>
          <text:p text:style-name="P3">un chapô, c’est à dire quelques phrase simples qui permettent de répondre aux 3QOCP (Quoi, Qui, Quand, Où, Comment, Pourquoi). Le chapô doit mentionner le moyen ou la source utilisée pour vérifier l’information.</text:p>
        </text:list-item>
        <text:list-item>
          <text:p text:style-name="P3">Les critères de sélection sont les suivants : - l’histoire a t-elle été vérifiée ? - Dispose t-on de tous les éléments -ou au moins de la majeure partie d’entre eux suffisante pour le chapô ? - il est possible de faire un chapô à partir d’une pièce jugée comme fausse, mais dans ce cas, la fausse information en tant que telle sert de base à l’article (comment fonctionne cette fausse information, a t-elle trouvé un public, quels intérêts peut-elle éventuellement servir, etc. ?)</text:p>
        </text:list-item>
      </text:list>
      <text:h text:style-name="Heading_20_3" text:outline-level="3"><text:bookmark-start text:name="exemple-de-chapô"/>exemple de chapô<text:bookmark-end text:name="exemple-de-chapô"/></text:h>
      <text:p text:style-name="First_20_paragraph">Un tweet comme <text:a xlink:type="simple" xlink:href="https://twitter.com/dbc1502/status/1544630316752674817" office:name=""><text:span text:style-name="Definition">celui-ci</text:span></text:a> pourrait donner le Chapô suivant :</text:p>
      <text:p text:style-name="Text_20_body"><text:span text:style-name="T1">Titre: funeste destin pour l’orque exploratrice</text:span></text:p>
      <text:p text:style-name="Text_20_body"><text:span text:style-name="T1">Chapô (Quoi, qui, quand, où, pourquoi, comment)</text:span></text:p>
      <text:p text:style-name="Text_20_body">une orque avait été aperçue pour la première fois par le GECC(Groupe d’Etudes des Cétacés du Cotentin) le 17 mai dans l’estuaire du Havre remontant la Seine. L’animal a été retrouvé mort le 30 mai et son cadavre soumis à une autopsie. Cette dernière montre que le mammifère avait bien reçu une balle dans le crâne comme indiqué dans le tweet. Toutefois les causes de la mort ont été attribuées en définitive par les experts à la faim et à l’épuisement du cétacé. Ce problème d’alimentation pourrait avoir sa source dans le fait qu’à l’ordinaire les orques chassent en groupe et l’isolement de cet animal aurait pu lui être fatal.</text:p>
      <text:p text:style-name="Text_20_body"><text:span text:style-name="T1">Vérification</text:span></text:p>
      <text:p text:style-name="Text_20_body">Ces informations sont officielles et ont été communiquées dans un communiqué de presse du Préfet de Seine Maritime du 6 juillet 2022 (voir site de la Préfecture : https://www.seine-maritime.gouv.fr/content/download/52469/337983/file/2022%2007%2006%20-%20Communiqu%C3%A9%20de%20presse%20-%20ORQUE%20EN%20SEINE-MARITIME%20-%20R%C3%89SULTATS%20DES%20ANALYSES%20ET%20DE%20LA%20N%C3%89CROPSIE.pdf)</text:p>
      <text:p text:style-name="Text_20_body">Les titres et chapô peuvent être réalisés à partir d’un template <text:a xlink:type="simple" xlink:href="https://www.paypernews.fr/newspaper-template/" office:name=""><text:span text:style-name="Definition">format contrain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anique à la Rédac (consignes)</dc:title>
    <dc:description/>
    <dc:subject/>
    <meta:keyword/>
    <meta:initial-creator>Damien Belvèze</meta:initial-creator>
    <dc:creator>Damien Belvèze</dc:creator>
    <meta:creation-date>2022-08-25T18:19:50Z</meta:creation-date>
    <dc:date>2022-08-25T18:19:50Z</dc:date>
    <meta:user-defined meta:name="aliases" meta:value-type="string"/>
    <meta:user-defined meta:name="biblio_style" meta:value-type="string">csl.csl</meta:user-defined>
    <meta:user-defined meta:name="bibliography" meta:value-type="string">mylibrary.bib</meta:user-defined>
    <meta:user-defined meta:name="date" meta:value-type="string">05-07-2022</meta:user-defined>
    <meta:user-defined meta:name="link_citations" meta:value-type="string">True</meta:user-defined>
    <meta:user-defined meta:name="subtitle" meta:value-type="string">document pour le formateur, première partie</meta:user-defined>
    <meta:user-defined meta:name="tags" meta:value-type="string"/>
  </office:meta>
</office:document-meta>
</file>